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paragraph-rsid="000aa8c2"/>
    </style:style>
    <style:style style:name="P2" style:family="paragraph" style:parent-style-name="Standard">
      <style:text-properties style:font-name="Times New Roman" officeooo:paragraph-rsid="000a5a3a"/>
    </style:style>
    <style:style style:name="P3" style:family="paragraph" style:parent-style-name="Standard">
      <style:text-properties style:font-name="Times New Roman" officeooo:paragraph-rsid="00183663"/>
    </style:style>
    <style:style style:name="T1" style:family="text">
      <style:text-properties officeooo:rsid="002444f5"/>
    </style:style>
    <style:style style:name="T2" style:family="text">
      <style:text-properties officeooo:rsid="00281e42"/>
    </style:style>
    <style:style style:name="T3" style:family="text">
      <style:text-properties officeooo:rsid="0018db82"/>
    </style:style>
    <style:style style:name="T4" style:family="text">
      <style:text-properties officeooo:rsid="00287419" fo:background-color="transparent" loext:char-shading-value="0"/>
    </style:style>
    <style:style style:name="T5" style:family="text">
      <style:text-properties officeooo:rsid="002d9c1f" fo:background-color="transparent" loext:char-shading-value="0"/>
    </style:style>
    <style:style style:name="T6" style:family="text">
      <style:text-properties officeooo:rsid="00183663" fo:background-color="transparent" loext:char-shading-value="0"/>
    </style:style>
    <style:style style:name="T7" style:family="text">
      <style:text-properties officeooo:rsid="000a5a3a" fo:background-color="transparent" loext:char-shading-value="0"/>
    </style:style>
    <style:style style:name="T8" style:family="text">
      <style:text-properties officeooo:rsid="001a1934"/>
    </style:style>
    <style:style style:name="T9" style:family="text">
      <style:text-properties officeooo:rsid="00287419"/>
    </style:style>
    <style:style style:name="T10" style:family="text">
      <style:text-properties officeooo:rsid="000aa959"/>
    </style:style>
    <style:style style:name="T11" style:family="text">
      <style:text-properties officeooo:rsid="000c3c2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Neutrino energy reconstruction</text:span> is one of the largest sources of uncertainty in modern <text:span text:style-name="T2">neutrino </text:span>oscillation experiments. <text:span text:style-name="T3">Neutrino energy is estimated from the final state particles produced by neutrino-nucleus interactions within detectors.</text:span> The <text:span text:style-name="T8">neutrino </text:span>oscillation probability <text:span text:style-name="T9">is a function of </text:span>the energy, <text:span text:style-name="T3">and uncertainty in determining this energy limits the precision of measuring theoretical oscillation parameters.</text:span></text:p>
      <text:p text:style-name="P3"><text:tab/><text:span text:style-name="T5">The energy of a neutrino event can be mis-estimated if particles interact inelastically or are unable to be reconstructed because of scattering in the detector medium. This is referred to as Secondary Interactions (SI) of particles. </text:span><text:span text:style-name="T6">Additionally, final state particles can interact similarly, but within the initial target nucleus, resulting in interactions referred to Final State Interactions (FSI). Because FSI and SI can lead</text:span><text:span text:style-name="T7"> to mis-</text:span><text:span text:style-name="T6">estimation</text:span><text:span text:style-name="T7"> of neutrino energy, </text:span><text:span text:style-name="T6">they </text:span><text:span text:style-name="T7">are </text:span><text:span text:style-name="T6">both </text:span><text:span text:style-name="T7">necessary components of simulations for neutrino experiments.</text:span></text:p>
      <text:p text:style-name="P1"><text:tab/><text:span text:style-name="T10">Accurate energy reconstruction is fundamental to the success of the Deep Underground Neutrino Experiment (DUNE). Our current understanding of FSI and SI is lacking, and this will be a significant problem for DUNE. ProtoDUNE – a prototype for DUNE’s Liquid Argon detector technology – will sit in a charged particle test beam at CERN, and will provide data that can be used to test models of FSI and SI.</text:span></text:p>
      <text:p text:style-name="P1"><text:tab/><text:span text:style-name="T11">One component of the test beam will be positively charged pions. Pions are commonly produced in neutrino-nucleus interactions, and are subject to FSI and SI. We propose to use the protoDUNE test beam data to measure the charged pion-Argon interaction cross section. This will be the first measurement of this cross section at energies relevant to DUNE. This will provide valuable constraints for many present and future Liquid Argon neutrino experiments, particularly DU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4:20:23.192778198</meta:creation-date>
    <dc:date>2017-10-31T16:23:14.160793115</dc:date>
    <meta:editing-duration>PT1H24M58S</meta:editing-duration>
    <meta:editing-cycles>14</meta:editing-cycles>
    <meta:generator>LibreOffice/5.1.6.2$Linux_X86_64 LibreOffice_project/10m0$Build-2</meta:generator>
    <meta:document-statistic meta:table-count="0" meta:image-count="0" meta:object-count="0" meta:page-count="1" meta:paragraph-count="4" meta:word-count="274" meta:character-count="1840" meta:non-whitespace-character-count="1564"/>
  </office:meta>
</office:document-meta>
</file>